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14.867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2.581cm"/>
    </style:style>
    <style:style style:name="gr3" style:family="graphic" style:parent-style-name="standard">
      <style:graphic-properties draw:textarea-horizontal-align="justify" draw:textarea-vertical-align="middle" draw:auto-grow-height="false" fo:min-height="14.9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7.755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85cm" fo:min-width="0.199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0.897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457cm" fo:min-width="0.758cm" fo:padding-top="0.151cm" fo:padding-bottom="0.151cm" fo:padding-left="0.276cm" fo:padding-right="0.276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367cm" svg:height="1.143cm" svg:x="2.651cm" svg:y="24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3.081cm" svg:height="0.889cm" svg:x="3.794cm" svg:y="23.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15.24cm" svg:x="5.283cm" svg:y="8.49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255cm" svg:height="0.508cm" svg:x="5.537cm" svg:y="8.4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81cm" svg:height="1.397cm" svg:x="13.411cm" svg:y="9.0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397cm" svg:height="1.651cm" svg:x="5.283cm" svg:y="22.20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" draw:text-style-name="P1" draw:layer="layout" svg:width="1.397cm" svg:height="1.651cm" draw:transform="rotate (-3.1396727914126) translate (13.792cm 10.14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" draw:text-style-name="P1" draw:layer="layout" svg:width="1.397cm" svg:height="1.651cm" svg:x="5.283cm" svg:y="8.492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</draw:g>
        <draw:custom-shape draw:style-name="gr8" draw:text-style-name="P2" draw:layer="layout" svg:width="1.778cm" svg:height="2.413cm" svg:x="12.75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3.7cm" svg:y1="12.938cm" svg:x2="13.7cm" svg:y2="17.002cm">
          <text:p/>
        </draw:line>
        <draw:line draw:style-name="gr9" draw:text-style-name="P2" draw:layer="layout" svg:x1="13.7cm" svg:y1="13.827cm" svg:x2="10.906cm" svg:y2="12.6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05T16:30:22.009000000</meta:creation-date>
    <dc:date>2023-06-05T16:47:16.055000000</dc:date>
    <meta:editing-duration>PT6M39S</meta:editing-duration>
    <meta:editing-cycles>5</meta:editing-cycles>
    <meta:generator>LibreOffice/5.3.6.1$Windows_x86 LibreOffice_project/686f202eff87ef707079aeb7f485847613344eb7</meta:generator>
    <meta:document-statistic meta:object-count="12"/>
  </office:meta>
</office:document-meta>
</file>